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PRESENT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5">
        <text:list-item>
          <text:p text:style-name="P5">Yoshkar-Ola, Russia, “Computing machines, complexes, systems, and networks”</text:p>
        </text:list-item>
        <text:list-item>
          <text:p text:style-name="P5">Engineer (with honors, equivalent to a master’s degree)</text:p>
        </text:list-item>
        <text:list-item>
          <text:p text:style-name="P5">Graduation work: “Applying of wavelet transformation to results of gas-chromatography analysis”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7-21T14:12:11Z</meta:creation-date>
    <dc:date>2025-07-21T14:12:11Z</dc:date>
    <meta:user-defined meta:name="pagetitle" meta:value-type="string">Nick Mazurkin – resume</meta:user-defined>
  </office:meta>
</office:document-meta>
</file>